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30000014B7C090EE3.png" manifest:media-type="image/png"/>
  <manifest:file-entry manifest:full-path="Pictures/10000001000001A5000002B8B852D50E.png" manifest:media-type="image/png"/>
  <manifest:file-entry manifest:full-path="Pictures/10000001000001D2000001F333C0D952.png" manifest:media-type="image/png"/>
  <manifest:file-entry manifest:full-path="Pictures/10000001000001EA00000229F5C83D5B.png" manifest:media-type="image/png"/>
  <manifest:file-entry manifest:full-path="Pictures/10000001000002D9000002E0718BEBF0.png" manifest:media-type="image/png"/>
  <manifest:file-entry manifest:full-path="Pictures/10000001000001C2000001E32CC1AD8D.png" manifest:media-type="image/png"/>
  <manifest:file-entry manifest:full-path="Pictures/10000001000002B7000003BC317C3811.png" manifest:media-type="image/png"/>
  <manifest:file-entry manifest:full-path="Pictures/10000001000002D8000003C4D5FF9D5B.png" manifest:media-type="image/png"/>
  <manifest:file-entry manifest:full-path="Pictures/10000001000002BC000003CCC86E077B.png" manifest:media-type="image/png"/>
  <manifest:file-entry manifest:full-path="Pictures/10000001000002B7000001E93ABEDE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draw:frame draw:style-name="fr3" draw:name="Figura1" text:anchor-type="char" svg:x="0.196cm" svg:y="-0.691cm" svg:width="8.548cm" svg:height="8.758cm" draw:z-index="0"><draw:image xlink:href="Pictures/10000001000001430000014B7C090E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2" text:anchor-type="char" svg:x="0.243cm" svg:y="0.12cm" svg:width="11.141cm" svg:height="18.417cm" draw:z-index="1"><draw:image xlink:href="Pictures/10000001000001A5000002B8B852D5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3" text:anchor-type="char" svg:x="1.887cm" svg:y="-1.346cm" svg:width="12.331cm" svg:height="13.204cm" draw:z-index="2"><draw:image xlink:href="Pictures/10000001000001D2000001F333C0D95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4" text:anchor-type="char" svg:x="1.448cm" svg:y="0.166cm" svg:width="12.966cm" svg:height="14.633cm" draw:z-index="3"><draw:image xlink:href="Pictures/10000001000001EA00000229F5C83D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5" text:anchor-type="char" svg:x="2.547cm" svg:y="-1.589cm" svg:width="11.906cm" svg:height="12.781cm" draw:z-index="4"><draw:image xlink:href="Pictures/10000001000001C2000001E32CC1AD8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6" text:anchor-type="char" svg:x="2.115cm" svg:y="0.356cm" svg:width="14.4cm" svg:height="14.109cm" draw:z-index="5"><draw:image xlink:href="Pictures/10000001000002D9000002E0718BEB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igura7" text:anchor-type="char" svg:width="17cm" svg:height="23.386cm" draw:z-index="6"><draw:image xlink:href="Pictures/10000001000002B7000003BC317C3811.png" xlink:type="simple" xlink:show="embed" xlink:actuate="onLoad" draw:mime-type="image/png"/></draw:frame><text:tab/></text:p>
      <text:p text:style-name="Standard"/>
      <text:p text:style-name="Standard"><draw:frame draw:style-name="fr1" draw:name="Figura8" text:anchor-type="char" svg:width="17cm" svg:height="22.513cm" draw:z-index="7"><draw:image xlink:href="Pictures/10000001000002D8000003C4D5FF9D5B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9" text:anchor-type="char" svg:width="17cm" svg:height="23.606cm" draw:z-index="8"><draw:image xlink:href="Pictures/10000001000002BC000003CCC86E077B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><draw:frame draw:style-name="fr1" draw:name="Figura10" text:anchor-type="char" svg:width="17cm" svg:height="11.959cm" draw:z-index="9"><draw:image xlink:href="Pictures/10000001000002B7000001E93ABEDED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8T08:04:05.084000000</meta:creation-date>
    <dc:date>2026-04-09T19:46:57.149000000</dc:date>
    <meta:editing-duration>PT24M4S</meta:editing-duration>
    <meta:editing-cycles>7</meta:editing-cycles>
    <meta:generator>LibreOffice/24.2.2.2$Windows_X86_64 LibreOffice_project/d56cc158d8a96260b836f100ef4b4ef25d6f1a01</meta:generator>
    <meta:document-statistic meta:table-count="0" meta:image-count="10" meta:object-count="0" meta:page-count="7" meta:paragraph-count="6" meta:word-count="0" meta:character-count="6" meta:non-whitespace-character-count="0"/>
  </office:meta>
</office:document-meta>
</file>